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llenlänge (nm)</text:p>
          </table:table-cell>
          <table:table-cell office:value-type="string" calcext:value-type="string">
            <text:p>Leistung (uW)</text:p>
          </table:table-cell>
          <table:table-cell office:value-type="string" calcext:value-type="string">
            <text:p>Abgegriffene Spannung (V)</text:p>
          </table:table-cell>
          <table:table-cell office:value-type="string" calcext:value-type="string">
            <text:p>Sensitifity (mV)</text:p>
          </table:table-cell>
          <table:table-cell/>
          <table:table-cell office:value-type="string" calcext:value-type="string">
            <text:p>Feler Wellenlaene:</text:p>
          </table:table-cell>
          <table:table-cell office:value-type="string" calcext:value-type="string">
            <text:p>12nm</text:p>
          </table:table-cell>
        </table:table-row>
        <table:table-row table:style-name="ro1">
          <table:table-cell office:value-type="string" calcext:value-type="string">
            <text:p>Unterrund</text:p>
          </table:table-cell>
          <table:table-cell/>
          <table:table-cell office:value-type="float" office:value="7.27" calcext:value-type="float">
            <text:p>7,2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DriftLeistun</text:p>
          </table:table-cell>
          <table:table-cell office:value-type="string" calcext:value-type="string">
            <text:p>-634nW</text:p>
          </table:table-cell>
        </table:table-row>
        <table:table-row table:style-name="ro1">
          <table:table-cell office:value-type="float" office:value="363.2" calcext:value-type="float">
            <text:p>363,2</text:p>
          </table:table-cell>
          <table:table-cell office:value-type="float" office:value="47.18" calcext:value-type="float">
            <text:p>47,18</text:p>
          </table:table-cell>
          <table:table-cell office:value-type="float" office:value="6.17" calcext:value-type="float">
            <text:p>6,1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0.3" calcext:value-type="float">
            <text:p>400,3</text:p>
          </table:table-cell>
          <table:table-cell office:value-type="float" office:value="72.12" calcext:value-type="float">
            <text:p>72,12</text:p>
          </table:table-cell>
          <table:table-cell office:value-type="float" office:value="6.12" calcext:value-type="float">
            <text:p>6,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0.8" calcext:value-type="float">
            <text:p>450,8</text:p>
          </table:table-cell>
          <table:table-cell office:value-type="float" office:value="123.1" calcext:value-type="float">
            <text:p>123,1</text:p>
          </table:table-cell>
          <table:table-cell office:value-type="float" office:value="5.56" calcext:value-type="float">
            <text:p>5,5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99.2" calcext:value-type="float">
            <text:p>499,2</text:p>
          </table:table-cell>
          <table:table-cell office:value-type="float" office:value="152.9" calcext:value-type="float">
            <text:p>152,9</text:p>
          </table:table-cell>
          <table:table-cell office:value-type="float" office:value="8.45" calcext:value-type="float">
            <text:p>8,4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99.1" calcext:value-type="float">
            <text:p>599,1</text:p>
          </table:table-cell>
          <table:table-cell office:value-type="float" office:value="211.6" calcext:value-type="float">
            <text:p>211,6</text:p>
          </table:table-cell>
          <table:table-cell office:value-type="float" office:value="4.46" calcext:value-type="float">
            <text:p>4,4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699.9" calcext:value-type="float">
            <text:p>699,9</text:p>
          </table:table-cell>
          <table:table-cell office:value-type="float" office:value="197.9" calcext:value-type="float">
            <text:p>197,9</text:p>
          </table:table-cell>
          <table:table-cell office:value-type="float" office:value="5.08" calcext:value-type="float">
            <text:p>5,0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99.5" calcext:value-type="float">
            <text:p>799,5</text:p>
          </table:table-cell>
          <table:table-cell office:value-type="float" office:value="150.9" calcext:value-type="float">
            <text:p>150,9</text:p>
          </table:table-cell>
          <table:table-cell office:value-type="float" office:value="4.65" calcext:value-type="float">
            <text:p>4,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899.8" calcext:value-type="float">
            <text:p>899,8</text:p>
          </table:table-cell>
          <table:table-cell office:value-type="float" office:value="214.3" calcext:value-type="float">
            <text:p>214,3</text:p>
          </table:table-cell>
          <table:table-cell office:value-type="float" office:value="7.04" calcext:value-type="float">
            <text:p>7,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49.4" calcext:value-type="float">
            <text:p>949,4</text:p>
          </table:table-cell>
          <table:table-cell office:value-type="float" office:value="231.1" calcext:value-type="float">
            <text:p>231,1</text:p>
          </table:table-cell>
          <table:table-cell office:value-type="float" office:value="7.48" calcext:value-type="float">
            <text:p>7,4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0.5" calcext:value-type="float">
            <text:p>1000,5</text:p>
          </table:table-cell>
          <table:table-cell office:value-type="float" office:value="239.9" calcext:value-type="float">
            <text:p>239,9</text:p>
          </table:table-cell>
          <table:table-cell office:value-type="float" office:value="7.29" calcext:value-type="float">
            <text:p>7,2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51.2" calcext:value-type="float">
            <text:p>1051,2</text:p>
          </table:table-cell>
          <table:table-cell office:value-type="float" office:value="171.5" calcext:value-type="float">
            <text:p>171,5</text:p>
          </table:table-cell>
          <table:table-cell office:value-type="float" office:value="3.87" calcext:value-type="float">
            <text:p>3,8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99.6" calcext:value-type="float">
            <text:p>1099,6</text:p>
          </table:table-cell>
          <table:table-cell office:value-type="float" office:value="81.43" calcext:value-type="float">
            <text:p>81,43</text:p>
          </table:table-cell>
          <table:table-cell office:value-type="float" office:value="9.35" calcext:value-type="float">
            <text:p>9,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23.3" calcext:value-type="float">
            <text:p>1123,3</text:p>
          </table:table-cell>
          <table:table-cell office:value-type="float" office:value="80.43" calcext:value-type="float">
            <text:p>80,43</text:p>
          </table:table-cell>
          <table:table-cell office:value-type="float" office:value="5.9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0:05:16.6505436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09:32:19.339921708</meta:creation-date>
    <meta:generator>LibreOffice/7.1.5.2$Linux_X86_64 LibreOffice_project/10$Build-2</meta:generator>
    <dc:date>2021-09-06T10:09:12.983209584</dc:date>
    <meta:editing-duration>PT15M6S</meta:editing-duration>
    <meta:editing-cycles>3</meta:editing-cycles>
    <meta:document-statistic meta:table-count="1" meta:cell-count="63" meta:object-count="0"/>
  </office:meta>
</office:document-meta>
</file>